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hiteCalibWhiteConf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amp Size 10</text:p>
          </table:table-cell>
          <table:table-cell office:value-type="string" calcext:value-type="string">
            <text:p>All Frequencies</text:p>
          </table:table-cell>
          <table:table-cell table:number-columns-repeated="3"/>
          <table:table-cell office:value-type="string" calcext:value-type="string">
            <text:p>200, 1000, 4000</text:p>
          </table:table-cell>
          <table:table-cell table:number-columns-repeated="4"/>
          <table:table-cell office:value-type="string" calcext:value-type="string">
            <text:p>500, 1000,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cipant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quency 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  <table:table-cell/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  <table:table-cell/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47.99" calcext:value-type="float">
            <text:p>147.99</text:p>
          </table:table-cell>
          <table:table-cell office:value-type="float" office:value="0.45" calcext:value-type="float">
            <text:p>0.45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147.99" calcext:value-type="float">
            <text:p>147.99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147.99" calcext:value-type="float">
            <text:p>147.99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1.51" calcext:value-type="float">
            <text:p>71.51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1.51" calcext:value-type="float">
            <text:p>71.51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1.51" calcext:value-type="float">
            <text:p>71.51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8.62" calcext:value-type="float">
            <text:p>78.6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78.62" calcext:value-type="float">
            <text:p>78.62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78.62" calcext:value-type="float">
            <text:p>78.6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.98" calcext:value-type="float">
            <text:p>80.9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0.98" calcext:value-type="float">
            <text:p>80.9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0.98" calcext:value-type="float">
            <text:p>80.98</text:p>
          </table:table-cell>
          <table:table-cell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rticipant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  <table:table-cell/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  <table:table-cell/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2.12" calcext:value-type="float">
            <text:p>32.1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32.12" calcext:value-type="float">
            <text:p>32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32.12" calcext:value-type="float">
            <text:p>32.1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4.47" calcext:value-type="float">
            <text:p>24.47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24.47" calcext:value-type="float">
            <text:p>24.47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24.47" calcext:value-type="float">
            <text:p>24.47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5.8" calcext:value-type="float">
            <text:p>35.8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5.8" calcext:value-type="float">
            <text:p>35.8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5.8" calcext:value-type="float">
            <text:p>35.8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.31" calcext:value-type="float">
            <text:p>34.3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.31" calcext:value-type="float">
            <text:p>34.3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.31" calcext:value-type="float">
            <text:p>34.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rticipant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  <table:table-cell/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  <table:table-cell/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46.71" calcext:value-type="float">
            <text:p>146.7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146.71" calcext:value-type="float">
            <text:p>146.7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146.71" calcext:value-type="float">
            <text:p>146.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0.67" calcext:value-type="float">
            <text:p>80.6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80.67" calcext:value-type="float">
            <text:p>80.67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80.67" calcext:value-type="float">
            <text:p>80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17.06" calcext:value-type="float">
            <text:p>117.06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117.06" calcext:value-type="float">
            <text:p>117.06</text:p>
          </table:table-cell>
          <table:table-cell office:value-type="float" office:value="0.15" calcext:value-type="float">
            <text:p>0.1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117.06" calcext:value-type="float">
            <text:p>117.06</text:p>
          </table:table-cell>
          <table:table-cell office:value-type="float" office:value="0.15" calcext:value-type="float">
            <text:p>0.1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4.21" calcext:value-type="float">
            <text:p>114.2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14.21" calcext:value-type="float">
            <text:p>114.2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14.21" calcext:value-type="float">
            <text:p>114.2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rticipant 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  <table:table-cell/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  <table:table-cell/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15.73" calcext:value-type="float">
            <text:p>115.7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115.73" calcext:value-type="float">
            <text:p>115.7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115.73" calcext:value-type="float">
            <text:p>115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5.87" calcext:value-type="float">
            <text:p>75.87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5.87" calcext:value-type="float">
            <text:p>75.87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5.87" calcext:value-type="float">
            <text:p>75.87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5.86" calcext:value-type="float">
            <text:p>75.8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75.86" calcext:value-type="float">
            <text:p>75.86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75.86" calcext:value-type="float">
            <text:p>75.8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1.86" calcext:value-type="float">
            <text:p>61.8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61.86" calcext:value-type="float">
            <text:p>61.8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61.86" calcext:value-type="float">
            <text:p>61.86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rticipant 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  <table:table-cell/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  <table:table-cell/>
          <table:table-cell office:value-type="string" calcext:value-type="string">
            <text:p>Frequency(Hz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fProb</text:p>
          </table:table-cell>
          <table:table-cell office:value-type="string" calcext:value-type="string">
            <text:p>modelProb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24.38" calcext:value-type="float">
            <text:p>124.38</text:p>
          </table:table-cell>
          <table:table-cell office:value-type="float" office:value="0.9" calcext:value-type="float">
            <text:p>0.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124.38" calcext:value-type="float">
            <text:p>124.38</text:p>
          </table:table-cell>
          <table:table-cell office:value-type="float" office:value="0.9" calcext:value-type="float">
            <text:p>0.9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124.38" calcext:value-type="float">
            <text:p>124.38</text:p>
          </table:table-cell>
          <table:table-cell office:value-type="float" office:value="0.9" calcext:value-type="float">
            <text:p>0.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96.21" calcext:value-type="float">
            <text:p>96.21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96.21" calcext:value-type="float">
            <text:p>96.21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96.21" calcext:value-type="float">
            <text:p>96.21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9.74" calcext:value-type="float">
            <text:p>109.74</text:p>
          </table:table-cell>
          <table:table-cell office:value-type="float" office:value="0.85" calcext:value-type="float">
            <text:p>0.85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09.74" calcext:value-type="float">
            <text:p>109.74</text:p>
          </table:table-cell>
          <table:table-cell office:value-type="float" office:value="0.85" calcext:value-type="float">
            <text:p>0.85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09.74" calcext:value-type="float">
            <text:p>109.74</text:p>
          </table:table-cell>
          <table:table-cell office:value-type="float" office:value="0.85" calcext:value-type="float">
            <text:p>0.8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.9" calcext:value-type="float">
            <text:p>100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.9" calcext:value-type="float">
            <text:p>100.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.9" calcext:value-type="float">
            <text:p>100.9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5:53:34.220942468</meta:creation-date>
    <dc:date>2019-07-17T16:17:36.638830106</dc:date>
    <meta:editing-duration>PT24M2S</meta:editing-duration>
    <meta:editing-cycles>1</meta:editing-cycles>
    <meta:document-statistic meta:table-count="1" meta:cell-count="309" meta:object-count="0"/>
    <meta:generator>LibreOffice/6.2.4.2.0$Linux_X86_64 LibreOffice_project/20$Build-2</meta:generator>
  </office:meta>
</office:document-meta>
</file>